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fedcc6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ffbf00"/>
    </style:style>
    <style:style style:name="ce3" style:family="table-cell" style:parent-style-name="Default">
      <style:table-cell-properties fo:background-color="#fedcc6"/>
    </style:style>
    <style:style style:name="ce4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adc5e7"/>
    </style:style>
    <style:style style:name="ce7" style:family="table-cell" style:parent-style-name="Default">
      <style:table-cell-properties fo:background-color="#dfcce4"/>
    </style:style>
    <style:style style:name="ce8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ffbf00"/>
    </style:style>
    <style:style style:name="ce23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fbcc"/>
    </style:style>
    <style:style style:name="ce25" style:family="table-cell" style:parent-style-name="Default">
      <style:table-cell-properties fo:background-color="#e0efd4"/>
    </style:style>
    <style:style style:name="ce26" style:family="table-cell" style:parent-style-name="Default">
      <style:table-cell-properties fo:background-color="#adc5e7"/>
    </style:style>
    <style:style style:name="ce27" style:family="table-cell" style:parent-style-name="Default">
      <style:table-cell-properties fo:background-color="#dfcce4"/>
    </style:style>
    <style:style style:name="ce28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fedcc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anata-Masters-2022-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3"/>
        <table:table-column table:style-name="co7" table:default-cell-style-name="ce24"/>
        <table:table-column table:style-name="co8" table:default-cell-style-name="Default"/>
        <table:table-row table:style-name="ro1">
          <table:table-cell office:value-type="string" calcext:value-type="string">
            <text:p>game_number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home_sponsor_name</text:p>
          </table:table-cell>
          <table:table-cell table:style-name="Default"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7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23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7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9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23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9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</text:p>
          </table:table-cell>
          <table:table-cell table:style-name="ce24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4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</text:p>
          </table:table-cell>
          <table:table-cell table:style-name="ce24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4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</text:p>
          </table:table-cell>
          <table:table-cell table:style-name="ce24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6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</text:p>
          </table:table-cell>
          <table:table-cell table:style-name="ce25" office:value-type="string" calcext:value-type="string">
            <text:p>Young Drivers</text:p>
          </table:table-cell>
          <table:table-cell table:style-name="ce25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6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</text:p>
          </table:table-cell>
          <table:table-cell table:style-name="ce25" office:value-type="string" calcext:value-type="string">
            <text:p>Big Rig Brewery</text:p>
          </table:table-cell>
          <table:table-cell table:style-name="ce25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Sep 16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2</text:p>
          </table:table-cell>
          <table:table-cell table:style-name="ce25" office:value-type="string" calcext:value-type="string">
            <text:p>Eagleson Flooring</text:p>
          </table:table-cell>
          <table:table-cell table:style-name="ce25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1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Big Rig Brewery</text:p>
          </table:table-cell>
          <table:table-cell table:style-name="ce26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1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Urban Stone Surfaces</text:p>
          </table:table-cell>
          <table:table-cell table:style-name="ce26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3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Young Drivers</text:p>
          </table:table-cell>
          <table:table-cell table:style-name="ce26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3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3</text:p>
          </table:table-cell>
          <table:table-cell table:style-name="ce27" office:value-type="string" calcext:value-type="string">
            <text:p>Eagleson Flooring</text:p>
          </table:table-cell>
          <table:table-cell table:style-name="ce27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8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4</text:p>
          </table:table-cell>
          <table:table-cell table:style-name="ce27" office:value-type="string" calcext:value-type="string">
            <text:p>Young Drivers</text:p>
          </table:table-cell>
          <table:table-cell table:style-name="ce27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8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4</text:p>
          </table:table-cell>
          <table:table-cell table:style-name="ce27" office:value-type="string" calcext:value-type="string">
            <text:p>Kanata Renovations</text:p>
          </table:table-cell>
          <table:table-cell table:style-name="ce27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30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ane Canada</text:p>
          </table:table-cell>
          <table:table-cell table:style-name="ce23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30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Eagleson Flooring</text:p>
          </table:table-cell>
          <table:table-cell table:style-name="ce23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Sep 30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Young Drivers</text:p>
          </table:table-cell>
          <table:table-cell table:style-name="ce23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5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5</text:p>
          </table:table-cell>
          <table:table-cell table:style-name="ce24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5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5</text:p>
          </table:table-cell>
          <table:table-cell table:style-name="ce24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7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5</text:p>
          </table:table-cell>
          <table:table-cell table:style-name="ce24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7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5</text:p>
          </table:table-cell>
          <table:table-cell table:style-name="ce25" office:value-type="string" calcext:value-type="string">
            <text:p>Urban Stone Surfaces</text:p>
          </table:table-cell>
          <table:table-cell table:style-name="ce25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2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6</text:p>
          </table:table-cell>
          <table:table-cell table:style-name="ce25" office:value-type="string" calcext:value-type="string">
            <text:p>Trane Canada</text:p>
          </table:table-cell>
          <table:table-cell table:style-name="ce25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2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6</text:p>
          </table:table-cell>
          <table:table-cell table:style-name="ce25" office:value-type="string" calcext:value-type="string">
            <text:p>Kanata Renovations</text:p>
          </table:table-cell>
          <table:table-cell table:style-name="ce25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4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6</text:p>
          </table:table-cell>
          <table:table-cell table:style-name="ce26" office:value-type="string" calcext:value-type="string">
            <text:p>Big Rig Brewery</text:p>
          </table:table-cell>
          <table:table-cell table:style-name="ce26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4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6</text:p>
          </table:table-cell>
          <table:table-cell table:style-name="ce26" office:value-type="string" calcext:value-type="string">
            <text:p>Urban Stone Surfaces</text:p>
          </table:table-cell>
          <table:table-cell table:style-name="ce26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9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7</text:p>
          </table:table-cell>
          <table:table-cell table:style-name="ce26" office:value-type="string" calcext:value-type="string">
            <text:p>Young Drivers</text:p>
          </table:table-cell>
          <table:table-cell table:style-name="ce26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9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7</text:p>
          </table:table-cell>
          <table:table-cell table:style-name="ce27" office:value-type="string" calcext:value-type="string">
            <text:p>Eagleson Flooring</text:p>
          </table:table-cell>
          <table:table-cell table:style-name="ce27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1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7</text:p>
          </table:table-cell>
          <table:table-cell table:style-name="ce27" office:value-type="string" calcext:value-type="string">
            <text:p>Young Drivers</text:p>
          </table:table-cell>
          <table:table-cell table:style-name="ce27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1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7</text:p>
          </table:table-cell>
          <table:table-cell table:style-name="ce27" office:value-type="string" calcext:value-type="string">
            <text:p>Kanata Renovations</text:p>
          </table:table-cell>
          <table:table-cell table:style-name="ce27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6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Urban Stone Surfaces</text:p>
          </table:table-cell>
          <table:table-cell table:style-name="ce23" office:value-type="string" calcext:value-type="string">
            <text:p>Young Drivers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6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Big Rig Brewery</text:p>
          </table:table-cell>
          <table:table-cell table:style-name="ce30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8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8</text:p>
          </table:table-cell>
          <table:table-cell table:style-name="ce27" office:value-type="string" calcext:value-type="string">
            <text:p>Young Drivers</text:p>
          </table:table-cell>
          <table:table-cell table:style-name="ce27"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8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8</text:p>
          </table:table-cell>
          <table:table-cell table:style-name="ce26" office:value-type="string" calcext:value-type="string">
            <text:p>Urban Stone Surfaces</text:p>
          </table:table-cell>
          <table:table-cell table:style-name="ce26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Oct 28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9</text:p>
          </table:table-cell>
          <table:table-cell table:style-name="ce24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9</text:p>
          </table:table-cell>
          <table:table-cell table:style-name="ce24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4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9</text:p>
          </table:table-cell>
          <table:table-cell table:style-name="ce27" office:value-type="string" calcext:value-type="string">
            <text:p>Eagleson Flooring</text:p>
          </table:table-cell>
          <table:table-cell table:style-name="ce27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4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9</text:p>
          </table:table-cell>
          <table:table-cell table:style-name="ce26" office:value-type="string" calcext:value-type="string">
            <text:p>Young Drivers</text:p>
          </table:table-cell>
          <table:table-cell table:style-name="ce26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Nov 4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9</text:p>
          </table:table-cell>
          <table:table-cell table:style-name="ce25" office:value-type="string" calcext:value-type="string">
            <text:p>Big Rig Brewery</text:p>
          </table:table-cell>
          <table:table-cell table:style-name="ce25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9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0</text:p>
          </table:table-cell>
          <table:table-cell table:style-name="ce28" office:value-type="string" calcext:value-type="string">
            <text:p>Eagleson Flooring</text:p>
          </table:table-cell>
          <table:table-cell table:style-name="ce25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9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0</text:p>
          </table:table-cell>
          <table:table-cell table:style-name="ce25" office:value-type="string" calcext:value-type="string">
            <text:p>Young Drivers</text:p>
          </table:table-cell>
          <table:table-cell table:style-name="ce25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1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0</text:p>
          </table:table-cell>
          <table:table-cell table:style-name="ce27" office:value-type="string" calcext:value-type="string">
            <text:p>Kanata Renovations</text:p>
          </table:table-cell>
          <table:table-cell table:style-name="ce27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1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0</text:p>
          </table:table-cell>
          <table:table-cell table:style-name="ce26" office:value-type="string" calcext:value-type="string">
            <text:p>Big Rig Brewery</text:p>
          </table:table-cell>
          <table:table-cell table:style-name="ce26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Nov 11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10</text:p>
          </table:table-cell>
          <table:table-cell table:style-name="ce24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6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Eagleson Flooring</text:p>
          </table:table-cell>
          <table:table-cell table:style-name="ce2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6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Young Drivers</text:p>
          </table:table-cell>
          <table:table-cell table:style-name="ce23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8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Trane Canada</text:p>
          </table:table-cell>
          <table:table-cell table:style-name="ce23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8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1</text:p>
          </table:table-cell>
          <table:table-cell table:style-name="ce24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3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2</text:p>
          </table:table-cell>
          <table:table-cell table:style-name="ce24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3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2</text:p>
          </table:table-cell>
          <table:table-cell table:style-name="ce24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5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2</text:p>
          </table:table-cell>
          <table:table-cell table:style-name="ce25" office:value-type="string" calcext:value-type="string">
            <text:p>Urban Stone Surfaces</text:p>
          </table:table-cell>
          <table:table-cell table:style-name="ce25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5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2</text:p>
          </table:table-cell>
          <table:table-cell table:style-name="ce25" office:value-type="string" calcext:value-type="string">
            <text:p>Kanata Renovations</text:p>
          </table:table-cell>
          <table:table-cell table:style-name="ce25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Nov 25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12</text:p>
          </table:table-cell>
          <table:table-cell table:style-name="ce25" office:value-type="string" calcext:value-type="string">
            <text:p>Trane Canada</text:p>
          </table:table-cell>
          <table:table-cell table:style-name="ce25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30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3</text:p>
          </table:table-cell>
          <table:table-cell table:style-name="ce26" office:value-type="string" calcext:value-type="string">
            <text:p>Kanata Renovations</text:p>
          </table:table-cell>
          <table:table-cell table:style-name="ce2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30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3</text:p>
          </table:table-cell>
          <table:table-cell table:style-name="ce26" office:value-type="string" calcext:value-type="string">
            <text:p>Trane Canada</text:p>
          </table:table-cell>
          <table:table-cell table:style-name="ce2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2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3</text:p>
          </table:table-cell>
          <table:table-cell table:style-name="ce26" office:value-type="string" calcext:value-type="string">
            <text:p>Eagleson Flooring</text:p>
          </table:table-cell>
          <table:table-cell table:style-name="ce2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2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3</text:p>
          </table:table-cell>
          <table:table-cell table:style-name="ce27" office:value-type="string" calcext:value-type="string">
            <text:p>Big Rig Brewery</text:p>
          </table:table-cell>
          <table:table-cell table:style-name="ce27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7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4</text:p>
          </table:table-cell>
          <table:table-cell table:style-name="ce27" office:value-type="string" calcext:value-type="string">
            <text:p>Urban Stone Surfaces</text:p>
          </table:table-cell>
          <table:table-cell table:style-name="ce27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7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4</text:p>
          </table:table-cell>
          <table:table-cell table:style-name="ce27" office:value-type="string" calcext:value-type="string">
            <text:p>Trane Canada</text:p>
          </table:table-cell>
          <table:table-cell table:style-name="ce27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9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Urban Stone Surfaces</text:p>
          </table:table-cell>
          <table:table-cell table:style-name="ce23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9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Dec 9 2022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Big Rig Brewery</text:p>
          </table:table-cell>
          <table:table-cell table:style-name="ce23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4 2022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5</text:p>
          </table:table-cell>
          <table:table-cell table:style-name="ce24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4 2022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5</text:p>
          </table:table-cell>
          <table:table-cell table:style-name="ce24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6 2022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5</text:p>
          </table:table-cell>
          <table:table-cell table:style-name="ce24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6 2022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5</text:p>
          </table:table-cell>
          <table:table-cell table:style-name="ce25" office:value-type="string" calcext:value-type="string">
            <text:p>Eagleson Flooring</text:p>
          </table:table-cell>
          <table:table-cell table:style-name="ce25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4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25" office:value-type="string" calcext:value-type="string">
            <text:p>Big Rig Brewery</text:p>
          </table:table-cell>
          <table:table-cell table:style-name="ce25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4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25" office:value-type="string" calcext:value-type="string">
            <text:p>Young Drivers</text:p>
          </table:table-cell>
          <table:table-cell table:style-name="ce25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6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6</text:p>
          </table:table-cell>
          <table:table-cell table:style-name="ce26" office:value-type="string" calcext:value-type="string">
            <text:p>Eagleson Flooring</text:p>
          </table:table-cell>
          <table:table-cell table:style-name="ce2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6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6</text:p>
          </table:table-cell>
          <table:table-cell table:style-name="ce26" office:value-type="string" calcext:value-type="string">
            <text:p>Kanata Renovations</text:p>
          </table:table-cell>
          <table:table-cell table:style-name="ce2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1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7</text:p>
          </table:table-cell>
          <table:table-cell table:style-name="ce26" office:value-type="string" calcext:value-type="string">
            <text:p>Trane Canada</text:p>
          </table:table-cell>
          <table:table-cell table:style-name="ce2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1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7</text:p>
          </table:table-cell>
          <table:table-cell table:style-name="ce27" office:value-type="string" calcext:value-type="string">
            <text:p>Urban Stone Surfaces</text:p>
          </table:table-cell>
          <table:table-cell table:style-name="ce27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3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7</text:p>
          </table:table-cell>
          <table:table-cell table:style-name="ce27" office:value-type="string" calcext:value-type="string">
            <text:p>Eagleson Flooring</text:p>
          </table:table-cell>
          <table:table-cell table:style-name="ce27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3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7</text:p>
          </table:table-cell>
          <table:table-cell table:style-name="ce27" office:value-type="string" calcext:value-type="string">
            <text:p>Big Rig Brewery</text:p>
          </table:table-cell>
          <table:table-cell table:style-name="ce27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8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Trane Canada</text:p>
          </table:table-cell>
          <table:table-cell table:style-name="ce23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8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Eagleson Flooring</text:p>
          </table:table-cell>
          <table:table-cell table:style-name="ce2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0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Young Drivers</text:p>
          </table:table-cell>
          <table:table-cell table:style-name="ce23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0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8</text:p>
          </table:table-cell>
          <table:table-cell table:style-name="ce24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5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24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5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24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7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9</text:p>
          </table:table-cell>
          <table:table-cell table:style-name="ce25" office:value-type="string" calcext:value-type="string">
            <text:p>Kanata Renovations</text:p>
          </table:table-cell>
          <table:table-cell table:style-name="ce25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7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9</text:p>
          </table:table-cell>
          <table:table-cell table:style-name="ce25" office:value-type="string" calcext:value-type="string">
            <text:p>Trane Canada</text:p>
          </table:table-cell>
          <table:table-cell table:style-name="ce25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Jan 27 2023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19</text:p>
          </table:table-cell>
          <table:table-cell table:style-name="ce25" office:value-type="string" calcext:value-type="string">
            <text:p>Urban Stone Surfaces</text:p>
          </table:table-cell>
          <table:table-cell table:style-name="ce25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26" office:value-type="string" calcext:value-type="string">
            <text:p>Eagleson Flooring</text:p>
          </table:table-cell>
          <table:table-cell table:style-name="ce2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26" office:value-type="string" calcext:value-type="string">
            <text:p>Kanata Renovations</text:p>
          </table:table-cell>
          <table:table-cell table:style-name="ce2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3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0</text:p>
          </table:table-cell>
          <table:table-cell table:style-name="ce26" office:value-type="string" calcext:value-type="string">
            <text:p>Trane Canada</text:p>
          </table:table-cell>
          <table:table-cell table:style-name="ce2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3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0</text:p>
          </table:table-cell>
          <table:table-cell table:style-name="ce27" office:value-type="string" calcext:value-type="string">
            <text:p>Urban Stone Surfaces</text:p>
          </table:table-cell>
          <table:table-cell table:style-name="ce27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8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27" office:value-type="string" calcext:value-type="string">
            <text:p>Trane Canada</text:p>
          </table:table-cell>
          <table:table-cell table:style-name="ce27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8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27" office:value-type="string" calcext:value-type="string">
            <text:p>Big Rig Brewery</text:p>
          </table:table-cell>
          <table:table-cell table:style-name="ce27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0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Eagleson Flooring</text:p>
          </table:table-cell>
          <table:table-cell table:style-name="ce23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0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Young Drivers</text:p>
          </table:table-cell>
          <table:table-cell table:style-name="ce23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Feb 10 2023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Trane Canada</text:p>
          </table:table-cell>
          <table:table-cell table:style-name="ce23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5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24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5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24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7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2</text:p>
          </table:table-cell>
          <table:table-cell table:style-name="ce24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7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2</text:p>
          </table:table-cell>
          <table:table-cell table:style-name="ce25" office:value-type="string" calcext:value-type="string">
            <text:p>Young Drivers</text:p>
          </table:table-cell>
          <table:table-cell table:style-name="ce25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22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3</text:p>
          </table:table-cell>
          <table:table-cell table:style-name="ce25" office:value-type="string" calcext:value-type="string">
            <text:p>Kanata Renovations</text:p>
          </table:table-cell>
          <table:table-cell table:style-name="ce25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22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3</text:p>
          </table:table-cell>
          <table:table-cell table:style-name="ce25" office:value-type="string" calcext:value-type="string">
            <text:p>Urban Stone Surfaces</text:p>
          </table:table-cell>
          <table:table-cell table:style-name="ce25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24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3</text:p>
          </table:table-cell>
          <table:table-cell table:style-name="ce26" office:value-type="string" calcext:value-type="string">
            <text:p>Kanata Renovations</text:p>
          </table:table-cell>
          <table:table-cell table:style-name="ce2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24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3</text:p>
          </table:table-cell>
          <table:table-cell table:style-name="ce26" office:value-type="string" calcext:value-type="string">
            <text:p>Trane Canada</text:p>
          </table:table-cell>
          <table:table-cell table:style-name="ce2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26" office:value-type="string" calcext:value-type="string">
            <text:p>Eagleson Flooring</text:p>
          </table:table-cell>
          <table:table-cell table:style-name="ce2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27" office:value-type="string" calcext:value-type="string">
            <text:p>Big Rig Brewery</text:p>
          </table:table-cell>
          <table:table-cell table:style-name="ce27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3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4</text:p>
          </table:table-cell>
          <table:table-cell table:style-name="ce27" office:value-type="string" calcext:value-type="string">
            <text:p>Urban Stone Surfaces</text:p>
          </table:table-cell>
          <table:table-cell table:style-name="ce27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3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4</text:p>
          </table:table-cell>
          <table:table-cell table:style-name="ce27" office:value-type="string" calcext:value-type="string">
            <text:p>Trane Canada</text:p>
          </table:table-cell>
          <table:table-cell table:style-name="ce27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8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8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23" office:value-type="string" calcext:value-type="string">
            <text:p>Young Drivers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0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23" office:value-type="string" calcext:value-type="string">
            <text:p>Eagleson Flooring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0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</text:p>
          </table:table-cell>
          <table:table-cell table:style-name="ce25" office:value-type="string" calcext:value-type="string">
            <text:p>Young Drivers</text:p>
          </table:table-cell>
          <table:table-cell table:style-name="ce25" office:value-type="string" calcext:value-type="string">
            <text:p>Trane Canada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5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</text:p>
          </table:table-cell>
          <table:table-cell table:style-name="ce24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March Brea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5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</text:p>
          </table:table-cell>
          <table:table-cell table:style-name="ce24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March Break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7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</text:p>
          </table:table-cell>
          <table:table-cell table:style-name="ce24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March Brea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7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</text:p>
          </table:table-cell>
          <table:table-cell table:style-name="ce25" office:value-type="string" calcext:value-type="string">
            <text:p>Big Rig Brewery</text:p>
          </table:table-cell>
          <table:table-cell table:style-name="ce25" office:value-type="string" calcext:value-type="string">
            <text:p>Urban Stone Surfaces</text:p>
          </table:table-cell>
          <table:table-cell office:value-type="string" calcext:value-type="string">
            <text:p>March Brea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2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3</text:p>
          </table:table-cell>
          <table:table-cell table:style-name="ce25" office:value-type="string" calcext:value-type="string">
            <text:p>Eagleson Flooring</text:p>
          </table:table-cell>
          <table:table-cell table:style-name="ce25" office:value-type="string" calcext:value-type="string">
            <text:p>Kanata Renovations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2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3</text:p>
          </table:table-cell>
          <table:table-cell table:style-name="ce27" office:value-type="string" calcext:value-type="string">
            <text:p>Young Drivers</text:p>
          </table:table-cell>
          <table:table-cell table:style-name="ce27" office:value-type="string" calcext:value-type="string">
            <text:p>Big Rig Brewery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4 2023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Young Drivers</text:p>
          </table:table-cell>
          <table:table-cell table:style-name="ce26" office:value-type="string" calcext:value-type="string">
            <text:p>Kanata Renovations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4 2023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Urban Stone Surfaces</text:p>
          </table:table-cell>
          <table:table-cell table:style-name="ce26" office:value-type="string" calcext:value-type="string">
            <text:p>Eagleson Flooring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22" office:value-type="string" calcext:value-type="string">
            <text:p>Fri Mar 24 2023</text:p>
          </table:table-cell>
          <table:table-cell table:style-name="ce22" office:value-type="string" calcext:value-type="string">
            <text:p>11:30 PM</text:p>
          </table:table-cell>
          <table:table-cell office:value-type="string" calcext:value-type="string">
            <text:p>Week 3</text:p>
          </table:table-cell>
          <table:table-cell table:style-name="ce26" office:value-type="string" calcext:value-type="string">
            <text:p>Big Rig Brewery</text:p>
          </table:table-cell>
          <table:table-cell table:style-name="ce26" office:value-type="string" calcext:value-type="string">
            <text:p>Trane Canada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9 2023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4</text:p>
          </table:table-cell>
          <table:table-cell table:style-name="ce27" office:value-type="string" calcext:value-type="string">
            <text:p>Eagleson Flooring</text:p>
          </table:table-cell>
          <table:table-cell table:style-name="ce27" office:value-type="string" calcext:value-type="string">
            <text:p>Trane Canada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9 2023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4</text:p>
          </table:table-cell>
          <table:table-cell table:style-name="ce27" office:value-type="string" calcext:value-type="string">
            <text:p>Kanata Renovations</text:p>
          </table:table-cell>
          <table:table-cell table:style-name="ce27" office:value-type="string" calcext:value-type="string">
            <text:p>Urban Stone Surface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ack Charron</text:p>
          </table:table-cell>
          <table:table-cell office:value-type="string" calcext:value-type="string">
            <text:p>Fri Mar 31 2023</text:p>
          </table:table-cell>
          <table:table-cell office:value-type="string" calcext:value-type="string">
            <text:p>4:00 PM</text:p>
          </table:table-cell>
          <table:table-cell/>
          <table:table-cell table:style-name="Default" office:value-type="string" calcext:value-type="string">
            <text:p>Second</text:p>
          </table:table-cell>
          <table:table-cell table:style-name="Default"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ack Charron</text:p>
          </table:table-cell>
          <table:table-cell office:value-type="string" calcext:value-type="string">
            <text:p>Fri Mar 31 2023</text:p>
          </table:table-cell>
          <table:table-cell office:value-type="string" calcext:value-type="string">
            <text:p>5:00 PM</text:p>
          </table:table-cell>
          <table:table-cell/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ack Charron</text:p>
          </table:table-cell>
          <table:table-cell office:value-type="string" calcext:value-type="string">
            <text:p>Fri Mar 31 2023</text:p>
          </table:table-cell>
          <table:table-cell office:value-type="string" calcext:value-type="string">
            <text:p>6:00 PM</text:p>
          </table:table-cell>
          <table:table-cell/>
          <table:table-cell table:style-name="Default" office:value-type="string" calcext:value-type="string">
            <text:p>Fifth</text:p>
          </table:table-cell>
          <table:table-cell table:style-name="Default"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ack Charron</text:p>
          </table:table-cell>
          <table:table-cell office:value-type="string" calcext:value-type="string">
            <text:p>Fri Mar 31 2023</text:p>
          </table:table-cell>
          <table:table-cell office:value-type="string" calcext:value-type="string">
            <text:p>7:00 PM</text:p>
          </table:table-cell>
          <table:table-cell/>
          <table:table-cell table:number-columns-repeated="2" table:style-name="Default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00-00-00</text:date>, <text:time style:data-style-name="N2" text:time-value="19:34:39.6486767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4T19:30:12.594375127</dc:date>
    <meta:editing-duration>PT4M47S</meta:editing-duration>
    <meta:editing-cycles>1</meta:editing-cycles>
    <meta:generator>LibreOffice/7.2.1.2$MacOSX_X86_64 LibreOffice_project/87b77fad49947c1441b67c559c339af8f3517e22</meta:generator>
    <meta:document-statistic meta:table-count="1" meta:cell-count="1110" meta:object-count="0"/>
  </office:meta>
</office:document-meta>
</file>